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 style:list-style-name="L1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Права и обязанности арендатора</text:p>
      <text:list xml:id="list7616186439197659325" text:style-name="L1">
        <text:list-item>
          <text:p text:style-name="P2">При въезде в конюшню арендатор обязан предоставить форму 1 и паспорт лошади</text:p>
        </text:list-item>
        <text:list-item>
          <text:p text:style-name="P2">Глистогонка и прививки делаются централизовано</text:p>
        </text:list-item>
        <text:list-item>
          <text:p text:style-name="P2">Арендатор обязан вносить арендную плату за текущий месяц не позднее 7-го числа этого же месяца</text:p>
        </text:list-item>
        <text:list-item>
          <text:p text:style-name="P2">Арендатор обязан быть на конюшне трезвым, не сорить, быть вежливым с обслуживающим персоналом конюшни и другими арендаторами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8-03T13:18:34.471000000</meta:creation-date>
    <dc:date>2015-10-12T20:29:03.38</dc:date>
    <meta:editing-duration>PT5M27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5" meta:word-count="57" meta:character-count="378"/>
    <dc:creator>макс </dc:creator>
  </office:meta>
</office:document-meta>
</file>